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2pt" fo:font-style="normal" style:text-underline-style="none" fo:font-weight="normal" officeooo:rsid="0012ad37" officeooo:paragraph-rsid="0012ad37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Quotations">
      <style:text-properties officeooo:rsid="00142042" officeooo:paragraph-rsid="00142042"/>
    </style:style>
    <style:style style:name="P3" style:family="paragraph" style:parent-style-name="Quotations">
      <style:text-properties officeooo:rsid="00142042" officeooo:paragraph-rsid="001554d5"/>
    </style:style>
    <style:style style:name="P4" style:family="paragraph" style:parent-style-name="Quotations">
      <style:text-properties officeooo:rsid="00142042" officeooo:paragraph-rsid="00170e72"/>
    </style:style>
    <style:style style:name="P5" style:family="paragraph" style:parent-style-name="Quotations">
      <style:text-properties officeooo:rsid="001554d5" officeooo:paragraph-rsid="001554d5"/>
    </style:style>
    <style:style style:name="P6" style:family="paragraph" style:parent-style-name="Quotations">
      <style:text-properties officeooo:rsid="0016d8c3" officeooo:paragraph-rsid="0016d8c3"/>
    </style:style>
    <style:style style:name="P7" style:family="paragraph" style:parent-style-name="Quotations">
      <style:text-properties officeooo:rsid="0016d8c3" officeooo:paragraph-rsid="00170e72"/>
    </style:style>
    <style:style style:name="P8" style:family="paragraph" style:parent-style-name="Quotations">
      <style:text-properties officeooo:rsid="00170e72" officeooo:paragraph-rsid="00170e72"/>
    </style:style>
    <style:style style:name="P9" style:family="paragraph" style:parent-style-name="Quotations">
      <style:text-properties officeooo:rsid="00170e72" officeooo:paragraph-rsid="00190374"/>
    </style:style>
    <style:style style:name="P10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2ad37" officeooo:paragraph-rsid="0012ad37" style:font-size-asian="24.5pt" style:font-weight-asian="bold" style:font-size-complex="2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2ad37" officeooo:paragraph-rsid="0012ad37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0374" officeooo:paragraph-rsid="00190374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 style:list-style-name="L1"/>
    <style:style style:name="P14" style:family="paragraph" style:parent-style-name="Text_20_body">
      <style:text-properties officeooo:rsid="001554d5" officeooo:paragraph-rsid="001554d5"/>
    </style:style>
    <style:style style:name="P15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554d5"/>
    </style:style>
    <style:style style:name="T2" style:family="text">
      <style:text-properties officeooo:rsid="00170e72"/>
    </style:style>
    <style:style style:name="T3" style:family="text">
      <style:text-properties officeooo:rsid="0017381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ssignment 2 AWS</text:p>
      <text:p text:style-name="P11"/>
      <text:p text:style-name="P11"/>
      <text:h text:style-name="P1" text:outline-level="3">Task 1</text:h>
      <text:p text:style-name="Quotations">Create a vpc not by wizard this time but manually, having 2 public subnets and 2 private subnets and 2 protected subnets.</text:p>
      <text:p text:style-name="Quotations">setup should be highly available</text:p>
      <text:p text:style-name="Quotations">Create 1 IGW and 2 NGW in each availability zone and make the appropriate routes in route tables</text:p>
      <text:p text:style-name="P2">#Created a VPC manually named as AWS2</text:p>
      <text:p text:style-name="P3">![VPC](<text:a xlink:type="simple" xlink:href="https://github.com/tarungoel1995/assignments/blob/master/AWS/day2/media/VPC.png" text:style-name="Internet_20_link" text:visited-style-name="Visited_20_Internet_20_Link"><text:span text:style-name="T1">https://github.com/tarungoel1995/assignments/blob/master/AWS/day2/media/VPC.png</text:span></text:a>)</text:p>
      <text:p text:style-name="P4">!<text:span text:style-name="T2">[Internet Gateway](https://github.com/tarungoel1995/assignments/blob/master/AWS/day2/media/IG-AWS2.png)</text:span></text:p>
      <text:p text:style-name="P5">#created 2 public subnets, 2 private subnets, and 2 private subnets</text:p>
      <text:p text:style-name="P5">![subnets](<text:a xlink:type="simple" xlink:href="https://github.com/tarungoel1995/assignments/blob/master/AWS/day2/media/Subnets.png" text:style-name="Internet_20_link" text:visited-style-name="Visited_20_Internet_20_Link">https://github.com/tarungoel1995/assignments/blob/master/AWS/day2/media/Subnets.png</text:a>)</text:p>
      <text:p text:style-name="P5"/>
      <text:p text:style-name="Quotations">Main route will remain intact, instead make 4 route tables</text:p>
      <text:list xml:id="list3295869511666197791" text:style-name="L1">
        <text:list-item>
          <text:p text:style-name="P15">public_route_table </text:p>
        </text:list-item>
        <text:list-item>
          <text:p text:style-name="P15">private_route_table_1 </text:p>
        </text:list-item>
        <text:list-item>
          <text:p text:style-name="P15">private_route_table_2 </text:p>
        </text:list-item>
        <text:list-item>
          <text:p text:style-name="P13">protected_route_table </text:p>
        </text:list-item>
      </text:list>
      <text:p text:style-name="P14">#Created route tables for as mentioned above 2 NAT gateways were also attached to the routes of priavte route tables, one for each in different availibilty zones</text:p>
      <text:p text:style-name="P14">![Route Tables](https://github.com/tarungoel1995/assignments/blob/master/AWS/day2/media/Routetables1.png)</text:p>
      <text:h text:style-name="Heading_20_3" text:outline-level="3"><text:bookmark text:name="user-content-task-2"/>Task 2</text:h>
      <text:p text:style-name="Quotations">Make LAMP setup with 2 instances in each private subnets.</text:p>
      <text:p text:style-name="Quotations">Server-1 should serve a webpage that would say "Hi! i am server 1"</text:p>
      <text:p text:style-name="Quotations"><text:soft-page-break/>Server-2 should serve a webpage that would say "Hi! i am server 2"</text:p>
      <text:p text:style-name="P5"/>
      <text:p text:style-name="P5">#created 6 instances</text:p>
      <text:p text:style-name="P5">#2 windows instances each in one availability zone so that servers in private subnets can be tested</text:p>
      <text:p text:style-name="P6">#2 linux instances in each private subnet</text:p>
      <text:p text:style-name="P6">![instances](<text:a xlink:type="simple" xlink:href="https://github.com/tarungoel1995/assignments/blob/master/AWS/day2/media/Instances.png" text:style-name="Internet_20_link" text:visited-style-name="Visited_20_Internet_20_Link">https://github.com/tarungoel1995/assignments/blob/master/AWS/day2/media/Instances.png</text:a>)</text:p>
      <text:p text:style-name="P6">#created lamp-server setup on all 4 instances in private subnet as defined in task.</text:p>
      <text:p text:style-name="P7">!<text:span text:style-name="T2">[apache server 1 page](</text:span><text:a xlink:type="simple" xlink:href="https://github.com/tarungoel1995/assignments/blob/master/AWS/day2/media/server1.png" text:style-name="Internet_20_link" text:visited-style-name="Visited_20_Internet_20_Link"><text:span text:style-name="T2">https://github.com/tarungoel1995/assignments/blob/master/AWS/day2/media/server1.png</text:span></text:a><text:span text:style-name="T2">)</text:span></text:p>
      <text:p text:style-name="P7">!<text:span text:style-name="T2">[apache server2 page](https://github.com/tarungoel1995/assignments/blob/master/AWS/day2/media/server21.png)</text:span></text:p>
      <text:p text:style-name="P7">!<text:span text:style-name="T2">[php page](</text:span><text:a xlink:type="simple" xlink:href="https://github.com/tarungoel1995/assignments/blob/master/AWS/day2/media/phpserver.png" text:style-name="Internet_20_link" text:visited-style-name="Visited_20_Internet_20_Link"><text:span text:style-name="T2">https://github.com/tarungoel1995/assignments/blob/master/AWS/day2/media/phpserver.png</text:span></text:a><text:span text:style-name="T2">)</text:span></text:p>
      <text:p text:style-name="P7"/>
      <text:p text:style-name="P6"/>
      <text:h text:style-name="Heading_20_3" text:outline-level="3"><text:bookmark text:name="user-content-task-3"/>Task 3</text:h>
      <text:p text:style-name="Quotations">Launch a public load balancer that would forward the requests to these 2 LAMP instances</text:p>
      <text:p text:style-name="Quotations">create the same setup using aws-cli except vpc</text:p>
      <text:p text:style-name="P8">Created a load balancer which <text:span text:style-name="T3">includes Public Subnets in both availibilty zone and targets all 4 Lamp server in both private subnets.</text:span></text:p>
      <text:p text:style-name="P9">!<text:span text:style-name="T3">[Load balancer](https://github.com/tarungoel1995/assignments/blob/master/AWS/day2/media/loadbalancer.png)</text:span></text:p>
      <text:p text:style-name="P12">Verification from all 4 lamp-servers:</text:p>
      <text:p text:style-name="P12">![server 1](<text:a xlink:type="simple" xlink:href="https://github.com/tarungoel1995/assignments/blob/master/AWS/day2/media/server1loadbalancer.png" text:style-name="Internet_20_link" text:visited-style-name="Visited_20_Internet_20_Link">https://github.com/tarungoel1995/assignments/blob/master/AWS/day2/media/server1loadbalancer.png</text:a>)</text:p>
      <text:p text:style-name="P12"/>
      <text:p text:style-name="P12"><text:soft-page-break/>![server 2](<text:a xlink:type="simple" xlink:href="https://github.com/tarungoel1995/assignments/blob/master/AWS/day2/media/server2loadbalancer.png" text:style-name="Internet_20_link" text:visited-style-name="Visited_20_Internet_20_Link">https://github.com/tarungoel1995/assignments/blob/master/AWS/day2/media/server2loadbalancer.png</text:a>)</text:p>
      <text:p text:style-name="P12"/>
      <text:p text:style-name="P12">![server 1](<text:a xlink:type="simple" xlink:href="https://github.com/tarungoel1995/assignments/blob/master/AWS/day2/media/server1-1loadbalancer.png" text:style-name="Internet_20_link" text:visited-style-name="Visited_20_Internet_20_Link">https://github.com/tarungoel1995/assignments/blob/master/AWS/day2/media/server1-1loadbalancer.png</text:a>)</text:p>
      <text:p text:style-name="P12"/>
      <text:p text:style-name="P12">![server 2](https://github.com/tarungoel1995/assignments/blob/master/AWS/day2/media/server2-1loadbalancer.pn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23:31:54.486918507</meta:creation-date>
    <dc:date>2018-06-28T00:54:03.324392537</dc:date>
    <meta:editing-duration>PT4M39S</meta:editing-duration>
    <meta:editing-cycles>1</meta:editing-cycles>
    <meta:document-statistic meta:table-count="0" meta:image-count="0" meta:object-count="0" meta:page-count="3" meta:paragraph-count="39" meta:word-count="270" meta:character-count="2776" meta:non-whitespace-character-count="2545"/>
    <meta:generator>LibreOffice/5.1.6.2$Linux_X86_64 LibreOffice_project/10m0$Build-2</meta:generator>
  </office:meta>
</office:document-meta>
</file>